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3pt" officeooo:rsid="0012b507" officeooo:paragraph-rsid="000401c6" style:font-size-asian="13pt" style:font-size-complex="13pt"/>
    </style:style>
    <style:style style:name="P2" style:family="paragraph" style:parent-style-name="Standard">
      <style:text-properties fo:font-size="13pt" officeooo:rsid="0012b507" officeooo:paragraph-rsid="000401c6" style:font-size-asian="13pt" style:font-size-complex="13pt"/>
    </style:style>
    <style:style style:name="P3" style:family="paragraph" style:parent-style-name="Standard">
      <style:text-properties fo:font-size="13pt" officeooo:rsid="0012b507" officeooo:paragraph-rsid="00057f32" style:font-size-asian="13pt" style:font-size-complex="13pt"/>
    </style:style>
    <style:style style:name="P4" style:family="paragraph" style:parent-style-name="Standard">
      <style:text-properties fo:font-size="13pt" officeooo:rsid="000401c6" officeooo:paragraph-rsid="000401c6" style:font-size-asian="13pt" style:font-size-complex="13pt"/>
    </style:style>
    <style:style style:name="P5" style:family="paragraph" style:parent-style-name="Standard">
      <style:text-properties fo:font-size="13pt" officeooo:rsid="0015e54e" officeooo:paragraph-rsid="00057f32" style:font-size-asian="13pt" style:font-size-complex="13pt"/>
    </style:style>
    <style:style style:name="P6" style:family="paragraph" style:parent-style-name="Standard" style:list-style-name="L2">
      <style:text-properties fo:font-size="13pt" officeooo:rsid="0011fd24" officeooo:paragraph-rsid="00057f32" style:font-size-asian="13pt" style:font-size-complex="13pt"/>
    </style:style>
    <style:style style:name="P7" style:family="paragraph" style:parent-style-name="Standard">
      <style:text-properties fo:font-size="13pt" officeooo:rsid="0011fd24" officeooo:paragraph-rsid="00057f32" style:font-size-asian="13pt" style:font-size-complex="13pt"/>
    </style:style>
    <style:style style:name="P8" style:family="paragraph" style:parent-style-name="Standard">
      <style:text-properties fo:font-size="13pt" officeooo:rsid="001aa7e4" officeooo:paragraph-rsid="00057f32" style:font-size-asian="13pt" style:font-size-complex="13pt"/>
    </style:style>
    <style:style style:name="P9" style:family="paragraph" style:parent-style-name="Standard">
      <style:text-properties fo:font-size="13pt" officeooo:rsid="00185da7" officeooo:paragraph-rsid="00057f32" style:font-size-asian="13pt" style:font-size-complex="13pt"/>
    </style:style>
    <style:style style:name="P10" style:family="paragraph" style:parent-style-name="Standard">
      <style:text-properties fo:font-size="13pt" fo:font-weight="bold" officeooo:rsid="0012b507" officeooo:paragraph-rsid="000401c6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style="italic" fo:font-weight="bold" officeooo:rsid="0012b507" officeooo:paragraph-rsid="000401c6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text-properties fo:font-size="13pt" fo:font-style="italic" fo:font-weight="bold" officeooo:rsid="0012b507" officeooo:paragraph-rsid="00057f32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Standard">
      <style:text-properties fo:font-size="18pt" fo:font-weight="bold" officeooo:rsid="0012b507" officeooo:paragraph-rsid="000401c6" style:font-size-asian="18pt" style:font-weight-asian="bold" style:font-size-complex="18pt" style:font-weight-complex="bold"/>
    </style:style>
    <style:style style:name="P14" style:family="paragraph" style:parent-style-name="Standard">
      <style:text-properties fo:font-weight="bold" officeooo:rsid="0012b507" officeooo:paragraph-rsid="000401c6" style:font-weight-asian="bold" style:font-weight-complex="bold"/>
    </style:style>
    <style:style style:name="P15" style:family="paragraph" style:parent-style-name="Standard">
      <style:text-properties fo:font-size="16pt" fo:font-weight="bold" officeooo:rsid="0012b507" officeooo:paragraph-rsid="000401c6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fo:font-style="normal" fo:font-weight="bold" officeooo:rsid="001670f7" officeooo:paragraph-rsid="00057f32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officeooo:rsid="000401c6"/>
    </style:style>
    <style:style style:name="T2" style:family="text">
      <style:text-properties officeooo:rsid="0011fd24"/>
    </style:style>
    <style:style style:name="T3" style:family="text">
      <style:text-properties officeooo:rsid="00185da7"/>
    </style:style>
    <style:style style:name="T4" style:family="text">
      <style:text-properties officeooo:rsid="00057f32"/>
    </style:style>
    <style:style style:name="T5" style:family="text">
      <style:text-properties officeooo:rsid="0005f3b6"/>
    </style:style>
    <style:style style:name="T6" style:family="text">
      <style:text-properties style:text-position="super 58%" officeooo:rsid="0005f3b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tab/>Artificial Neural Networks IS664</text:p>
      <text:p text:style-name="P14"/>
      <text:p text:style-name="P15">Assignment <text:span text:style-name="T1">3</text:span> – S<text:span text:style-name="T1">upport Vector Machines</text:span></text:p>
      <text:p text:style-name="P10"/>
      <text:p text:style-name="P11">Problem Statement</text:p>
      <text:p text:style-name="P11"/>
      <text:p text:style-name="P2">To work on <text:span text:style-name="T1">Support Vector Machines to classify data.</text:span></text:p>
      <text:p text:style-name="P2"/>
      <text:p text:style-name="P2">To experiment on several parameters and later submit a comprehensive report on the study. </text:p>
      <text:p text:style-name="P4">Use various kernels, vary the data, classify it and observe the results.</text:p>
      <text:p text:style-name="P4"/>
      <text:p text:style-name="P4"/>
      <text:p text:style-name="P16"/>
      <text:p text:style-name="P16">Solution</text:p>
      <text:p text:style-name="P12"/>
      <text:p text:style-name="P3">Consider the <text:span text:style-name="T2">following dataset.</text:span></text:p>
      <text:p text:style-name="P7"/>
      <text:p text:style-name="P7">The inputs are (x,y) coordinates where x <text:span text:style-name="T4">is</text:span> in the range of 0-10, <text:span text:style-name="T4">y is in the range 0-100</text:span>.</text:p>
      <text:p text:style-name="P7"/>
      <text:p text:style-name="P7">The classification is as follows.</text:p>
      <text:list xml:id="list2987113713195192221" text:style-name="L2">
        <text:list-item>
          <text:p text:style-name="P6">If y &lt; <text:span text:style-name="T5">x</text:span><text:span text:style-name="T6">2</text:span> then the sample belongs to Class 0 <text:span text:style-name="T3">(blue color)</text:span></text:p>
        </text:list-item>
        <text:list-item>
          <text:p text:style-name="P6">If y &gt; <text:span text:style-name="T5">x</text:span><text:span text:style-name="T6">2</text:span> then the sample belongs to Class 1 <text:span text:style-name="T3">(red color)</text:span></text:p>
        </text:list-item>
      </text:list>
      <text:p text:style-name="P7"/>
      <text:p text:style-name="P5">This is a clearly linearly separable problem with the following plot obtained when uniform data is provided for training without any outliers.</text:p>
      <text:p text:style-name="P8"/>
      <text:p text:style-name="P8">A Single Perceptron Network is used for this dataset.</text:p>
      <text:p text:style-name="P5"/>
      <text:p text:style-name="P5">This represents the correct decision boundary. </text:p>
      <text:p text:style-name="P9">(Legend is avoided to provide clear view and scale is shown here)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22:25:09.036405277</meta:creation-date>
    <dc:date>2018-03-07T23:58:54.135658013</dc:date>
    <meta:editing-duration>PT1H23M3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52" meta:character-count="886" meta:non-whitespace-character-count="748"/>
  </office:meta>
</office:document-meta>
</file>